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fr" fo:country="FR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style:font-name="Courier New" fo:font-size="10pt" fo:language="fr" fo:country="FR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style:text-autospace="none"/>
      <style:text-properties style:font-name="Courier New" fo:font-size="14pt" fo:language="fr" fo:country="FR" fo:font-weight="bold" style:font-name-asian="Courier New" style:font-size-asian="14pt" style:font-weight-asian="bold" style:font-name-complex="Courier New" style:font-size-complex="14pt" style:font-weight-complex="bold"/>
    </style:style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vn2cl</text:p>
      <text:p text:style-name="Standard"/>
      <text:p text:style-name="Standard">mandriva provide script to make the tarb ball </text:p>
      <text:p text:style-name="Standard"/>
      <text:p text:style-name="Standard">3 dir</text:p>
      <text:p text:style-name="Standard"/>
      <text:p text:style-name="Standard">trunk : main dev</text:p>
      <text:p text:style-name="Standard">tag : released version</text:p>
      <text:p text:style-name="Standard">old</text:p>
      <text:p text:style-name="Standard"/>
      <text:p text:style-name="Standard"/>
      <text:p text:style-name="Standard"/>
      <text:p text:style-name="Standard">svn cp <text:s text:c="2"/>to copy to version</text:p>
      <text:p text:style-name="Standard"/>
      <text:p text:style-name="Standard"/>
      <text:p text:style-name="Standard"/>
      <text:p text:style-name="Standard">binary packages</text:p>
      <text:list xml:id="list36571606" text:style-name="L9">
        <text:list-item>
          <text:p text:style-name="P8">file to installation</text:p>
        </text:list-item>
        <text:list-item>
          <text:p text:style-name="P8">description, post installation</text:p>
        </text:list-item>
      </text:list>
      <text:p text:style-name="Standard"/>
      <text:p text:style-name="Standard">source package</text:p>
      <text:list xml:id="list36593723" text:style-name="L10">
        <text:list-item>
          <text:p text:style-name="P9">SOURCES</text:p>
        </text:list-item>
        <text:list-item>
          <text:p text:style-name="P9">SPECS file describing the how to build software</text:p>
          <text:list>
            <text:list-item>
              <text:p text:style-name="P9">name of the package</text:p>
            </text:list-item>
            <text:list-item>
              <text:p text:style-name="P9">version of soft release nb</text:p>
            </text:list-item>
            <text:list-item>
              <text:p text:style-name="P9">dependency and build depeneedencies</text:p>
            </text:list-item>
            <text:list-item>
              <text:p text:style-name="P9">file name source archive</text:p>
            </text:list-item>
          </text:list>
        </text:list-item>
      </text:list>
      <text:p text:style-name="Standard"/>
      <text:p text:style-name="Standard">when building package, several directory</text:p>
      <text:list xml:id="list36592149" text:style-name="L11">
        <text:list-item>
          <text:p text:style-name="P10">BUILD</text:p>
        </text:list-item>
        <text:list-item>
          <text:p text:style-name="P10">BUILDROOT</text:p>
        </text:list-item>
        <text:list-item>
          <text:p text:style-name="P10">RPMS</text:p>
        </text:list-item>
        <text:list-item>
          <text:p text:style-name="P10">SRPMS</text:p>
        </text:list-item>
      </text:list>
      <text:p text:style-name="Standard"/>
      <text:p text:style-name="Standard"/>
      <text:p text:style-name="Standard"/>
      <text:p text:style-name="Standard">version number : version of the soft</text:p>
      <text:p text:style-name="Standard">release number</text:p>
      <text:p text:style-name="Standard"/>
      <text:p text:style-name="Standard"/>
      <text:p text:style-name="Standard">%prep</text:p>
      <text:p text:style-name="Standard">extracting cod</text:p>
      <text:p text:style-name="Standard">e</text:p>
      <text:p text:style-name="Standard">%build</text:p>
      <text:p text:style-name="Standard"/>
      <text:p text:style-name="Standard">%install</text:p>
      <text:p text:style-name="Standard"/>
      <text:p text:style-name="Standard">%fil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5T17:26:09.40</dc:date>
    <dc:creator>sk sk</dc:creator>
    <meta:editing-duration>PT12H26M20S</meta:editing-duration>
    <meta:editing-cycles>12</meta:editing-cycles>
    <meta:generator>OpenOffice.org/3.0$Win32 OpenOffice.org_project/300m9$Build-9358</meta:generator>
    <meta:document-statistic meta:table-count="0" meta:image-count="0" meta:object-count="0" meta:page-count="1" meta:paragraph-count="30" meta:word-count="99" meta:character-count="527"/>
    <meta:user-defined meta:name="Info 1"/>
    <meta:user-defined meta:name="Info 2"/>
    <meta:user-defined meta:name="Info 3"/>
    <meta:user-defined meta:name="Info 4"/>
  </office:meta>
</office:document-meta>
</file>